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SIN(RADIANS([.A3]))" office:value-type="float" office:value="0" calcext:value-type="float">
            <text:p>0</text:p>
          </table:table-cell>
          <table:table-cell table:formula="of:=ROUND([.B3]*([.$D$1]-[.$B$1])/2+(([.$D$1]+[.$B$1])/2))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IN(RADIANS([.A4]))" office:value-type="float" office:value="0.034899496702501" calcext:value-type="float">
            <text:p>0.0348994967</text:p>
          </table:table-cell>
          <table:table-cell table:formula="of:=ROUND([.B4]*([.$D$1]-[.$B$1])/2+(([.$D$1]+[.$B$1])/2))"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IN(RADIANS([.A5]))" office:value-type="float" office:value="0.0697564737441253" calcext:value-type="float">
            <text:p>0.0697564737</text:p>
          </table:table-cell>
          <table:table-cell table:formula="of:=ROUND([.B5]*([.$D$1]-[.$B$1])/2+(([.$D$1]+[.$B$1])/2))"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IN(RADIANS([.A6]))" office:value-type="float" office:value="0.104528463267653" calcext:value-type="float">
            <text:p>0.1045284633</text:p>
          </table:table-cell>
          <table:table-cell table:formula="of:=ROUND([.B6]*([.$D$1]-[.$B$1])/2+(([.$D$1]+[.$B$1])/2))" office:value-type="float" office:value="1131" calcext:value-type="float">
            <text:p>11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IN(RADIANS([.A7]))" office:value-type="float" office:value="0.139173100960065" calcext:value-type="float">
            <text:p>0.139173101</text:p>
          </table:table-cell>
          <table:table-cell table:formula="of:=ROUND([.B7]*([.$D$1]-[.$B$1])/2+(([.$D$1]+[.$B$1])/2))"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IN(RADIANS([.A8]))" office:value-type="float" office:value="0.17364817766693" calcext:value-type="float">
            <text:p>0.1736481777</text:p>
          </table:table-cell>
          <table:table-cell table:formula="of:=ROUND([.B8]*([.$D$1]-[.$B$1])/2+(([.$D$1]+[.$B$1])/2))"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IN(RADIANS([.A9]))" office:value-type="float" office:value="0.207911690817759" calcext:value-type="float">
            <text:p>0.2079116908</text:p>
          </table:table-cell>
          <table:table-cell table:formula="of:=ROUND([.B9]*([.$D$1]-[.$B$1])/2+(([.$D$1]+[.$B$1])/2))"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IN(RADIANS([.A10]))" office:value-type="float" office:value="0.241921895599668" calcext:value-type="float">
            <text:p>0.2419218956</text:p>
          </table:table-cell>
          <table:table-cell table:formula="of:=ROUND([.B10]*([.$D$1]-[.$B$1])/2+(([.$D$1]+[.$B$1])/2))"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IN(RADIANS([.A11]))" office:value-type="float" office:value="0.275637355816999" calcext:value-type="float">
            <text:p>0.2756373558</text:p>
          </table:table-cell>
          <table:table-cell table:formula="of:=ROUND([.B11]*([.$D$1]-[.$B$1])/2+(([.$D$1]+[.$B$1])/2))"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IN(RADIANS([.A12]))" office:value-type="float" office:value="0.309016994374947" calcext:value-type="float">
            <text:p>0.3090169944</text:p>
          </table:table-cell>
          <table:table-cell table:formula="of:=ROUND([.B12]*([.$D$1]-[.$B$1])/2+(([.$D$1]+[.$B$1])/2))"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IN(RADIANS([.A13]))" office:value-type="float" office:value="0.342020143325669" calcext:value-type="float">
            <text:p>0.3420201433</text:p>
          </table:table-cell>
          <table:table-cell table:formula="of:=ROUND([.B13]*([.$D$1]-[.$B$1])/2+(([.$D$1]+[.$B$1])/2))"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IN(RADIANS([.A14]))" office:value-type="float" office:value="0.374606593415912" calcext:value-type="float">
            <text:p>0.3746065934</text:p>
          </table:table-cell>
          <table:table-cell table:formula="of:=ROUND([.B14]*([.$D$1]-[.$B$1])/2+(([.$D$1]+[.$B$1])/2))"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 SIN(RADIANS([.A15]))" office:value-type="float" office:value="0.4067366430758" calcext:value-type="float">
            <text:p>0.4067366431</text:p>
          </table:table-cell>
          <table:table-cell table:formula="of:=ROUND([.B15]*([.$D$1]-[.$B$1])/2+(([.$D$1]+[.$B$1])/2))"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IN(RADIANS([.A16]))" office:value-type="float" office:value="0.438371146789077" calcext:value-type="float">
            <text:p>0.4383711468</text:p>
          </table:table-cell>
          <table:table-cell table:formula="of:=ROUND([.B16]*([.$D$1]-[.$B$1])/2+(([.$D$1]+[.$B$1])/2))" office:value-type="float" office:value="1473" calcext:value-type="float">
            <text:p>147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IN(RADIANS([.A17]))" office:value-type="float" office:value="0.469471562785891" calcext:value-type="float">
            <text:p>0.4694715628</text:p>
          </table:table-cell>
          <table:table-cell table:formula="of:=ROUND([.B17]*([.$D$1]-[.$B$1])/2+(([.$D$1]+[.$B$1])/2))" office:value-type="float" office:value="1505" calcext:value-type="float">
            <text:p>150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SIN(RADIANS([.A18]))" office:value-type="float" office:value="0.5" calcext:value-type="float">
            <text:p>0.5</text:p>
          </table:table-cell>
          <table:table-cell table:formula="of:=ROUND([.B18]*([.$D$1]-[.$B$1])/2+(([.$D$1]+[.$B$1])/2))"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IN(RADIANS([.A19]))" office:value-type="float" office:value="0.529919264233205" calcext:value-type="float">
            <text:p>0.5299192642</text:p>
          </table:table-cell>
          <table:table-cell table:formula="of:=ROUND([.B19]*([.$D$1]-[.$B$1])/2+(([.$D$1]+[.$B$1])/2))"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IN(RADIANS([.A20]))" office:value-type="float" office:value="0.559192903470747" calcext:value-type="float">
            <text:p>0.5591929035</text:p>
          </table:table-cell>
          <table:table-cell table:formula="of:=ROUND([.B20]*([.$D$1]-[.$B$1])/2+(([.$D$1]+[.$B$1])/2))"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 SIN(RADIANS([.A21]))" office:value-type="float" office:value="0.587785252292473" calcext:value-type="float">
            <text:p>0.5877852523</text:p>
          </table:table-cell>
          <table:table-cell table:formula="of:=ROUND([.B21]*([.$D$1]-[.$B$1])/2+(([.$D$1]+[.$B$1])/2))" office:value-type="float" office:value="1626" calcext:value-type="float">
            <text:p>162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 SIN(RADIANS([.A22]))" office:value-type="float" office:value="0.615661475325658" calcext:value-type="float">
            <text:p>0.6156614753</text:p>
          </table:table-cell>
          <table:table-cell table:formula="of:=ROUND([.B22]*([.$D$1]-[.$B$1])/2+(([.$D$1]+[.$B$1])/2))" office:value-type="float" office:value="1654" calcext:value-type="float">
            <text:p>165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SIN(RADIANS([.A23]))" office:value-type="float" office:value="0.642787609686539" calcext:value-type="float">
            <text:p>0.6427876097</text:p>
          </table:table-cell>
          <table:table-cell table:formula="of:=ROUND([.B23]*([.$D$1]-[.$B$1])/2+(([.$D$1]+[.$B$1])/2))" office:value-type="float" office:value="1682" calcext:value-type="float">
            <text:p>168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IN(RADIANS([.A24]))" office:value-type="float" office:value="0.669130606358858" calcext:value-type="float">
            <text:p>0.6691306064</text:p>
          </table:table-cell>
          <table:table-cell table:formula="of:=ROUND([.B24]*([.$D$1]-[.$B$1])/2+(([.$D$1]+[.$B$1])/2))" office:value-type="float" office:value="1709" calcext:value-type="float">
            <text:p>170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IN(RADIANS([.A25]))" office:value-type="float" office:value="0.694658370458997" calcext:value-type="float">
            <text:p>0.6946583705</text:p>
          </table:table-cell>
          <table:table-cell table:formula="of:=ROUND([.B25]*([.$D$1]-[.$B$1])/2+(([.$D$1]+[.$B$1])/2))" office:value-type="float" office:value="1735" calcext:value-type="float">
            <text:p>173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 SIN(RADIANS([.A26]))" office:value-type="float" office:value="0.719339800338651" calcext:value-type="float">
            <text:p>0.7193398003</text:p>
          </table:table-cell>
          <table:table-cell table:formula="of:=ROUND([.B26]*([.$D$1]-[.$B$1])/2+(([.$D$1]+[.$B$1])/2))"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 SIN(RADIANS([.A27]))" office:value-type="float" office:value="0.743144825477394" calcext:value-type="float">
            <text:p>0.7431448255</text:p>
          </table:table-cell>
          <table:table-cell table:formula="of:=ROUND([.B27]*([.$D$1]-[.$B$1])/2+(([.$D$1]+[.$B$1])/2))" office:value-type="float" office:value="1785" calcext:value-type="float">
            <text:p>178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SIN(RADIANS([.A28]))" office:value-type="float" office:value="0.766044443118978" calcext:value-type="float">
            <text:p>0.7660444431</text:p>
          </table:table-cell>
          <table:table-cell table:formula="of:=ROUND([.B28]*([.$D$1]-[.$B$1])/2+(([.$D$1]+[.$B$1])/2))" office:value-type="float" office:value="1808" calcext:value-type="float">
            <text:p>180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 SIN(RADIANS([.A29]))" office:value-type="float" office:value="0.788010753606722" calcext:value-type="float">
            <text:p>0.7880107536</text:p>
          </table:table-cell>
          <table:table-cell table:formula="of:=ROUND([.B29]*([.$D$1]-[.$B$1])/2+(([.$D$1]+[.$B$1])/2))" office:value-type="float" office:value="1831" calcext:value-type="float">
            <text:p>183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 SIN(RADIANS([.A30]))" office:value-type="float" office:value="0.809016994374947" calcext:value-type="float">
            <text:p>0.8090169944</text:p>
          </table:table-cell>
          <table:table-cell table:formula="of:=ROUND([.B30]*([.$D$1]-[.$B$1])/2+(([.$D$1]+[.$B$1])/2))" office:value-type="float" office:value="1852" calcext:value-type="float">
            <text:p>185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IN(RADIANS([.A31]))" office:value-type="float" office:value="0.829037572555042" calcext:value-type="float">
            <text:p>0.8290375726</text:p>
          </table:table-cell>
          <table:table-cell table:formula="of:=ROUND([.B31]*([.$D$1]-[.$B$1])/2+(([.$D$1]+[.$B$1])/2))" office:value-type="float" office:value="1873" calcext:value-type="float">
            <text:p>187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IN(RADIANS([.A32]))" office:value-type="float" office:value="0.848048096156426" calcext:value-type="float">
            <text:p>0.8480480962</text:p>
          </table:table-cell>
          <table:table-cell table:formula="of:=ROUND([.B32]*([.$D$1]-[.$B$1])/2+(([.$D$1]+[.$B$1])/2))" office:value-type="float" office:value="1892" calcext:value-type="float">
            <text:p>189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SIN(RADIANS([.A33]))" office:value-type="float" office:value="0.866025403784439" calcext:value-type="float">
            <text:p>0.8660254038</text:p>
          </table:table-cell>
          <table:table-cell table:formula="of:=ROUND([.B33]*([.$D$1]-[.$B$1])/2+(([.$D$1]+[.$B$1])/2))"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 SIN(RADIANS([.A34]))" office:value-type="float" office:value="0.882947592858927" calcext:value-type="float">
            <text:p>0.8829475929</text:p>
          </table:table-cell>
          <table:table-cell table:formula="of:=ROUND([.B34]*([.$D$1]-[.$B$1])/2+(([.$D$1]+[.$B$1])/2))" office:value-type="float" office:value="1928" calcext:value-type="float">
            <text:p>192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IN(RADIANS([.A35]))" office:value-type="float" office:value="0.898794046299167" calcext:value-type="float">
            <text:p>0.8987940463</text:p>
          </table:table-cell>
          <table:table-cell table:formula="of:=ROUND([.B35]*([.$D$1]-[.$B$1])/2+(([.$D$1]+[.$B$1])/2))" office:value-type="float" office:value="1944" calcext:value-type="float">
            <text:p>194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 SIN(RADIANS([.A36]))" office:value-type="float" office:value="0.913545457642601" calcext:value-type="float">
            <text:p>0.9135454576</text:p>
          </table:table-cell>
          <table:table-cell table:formula="of:=ROUND([.B36]*([.$D$1]-[.$B$1])/2+(([.$D$1]+[.$B$1])/2))"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 SIN(RADIANS([.A37]))" office:value-type="float" office:value="0.927183854566787" calcext:value-type="float">
            <text:p>0.9271838546</text:p>
          </table:table-cell>
          <table:table-cell table:formula="of:=ROUND([.B37]*([.$D$1]-[.$B$1])/2+(([.$D$1]+[.$B$1])/2))"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IN(RADIANS([.A38]))" office:value-type="float" office:value="0.939692620785908" calcext:value-type="float">
            <text:p>0.9396926208</text:p>
          </table:table-cell>
          <table:table-cell table:formula="of:=ROUND([.B38]*([.$D$1]-[.$B$1])/2+(([.$D$1]+[.$B$1])/2))"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 SIN(RADIANS([.A39]))" office:value-type="float" office:value="0.951056516295153" calcext:value-type="float">
            <text:p>0.9510565163</text:p>
          </table:table-cell>
          <table:table-cell table:formula="of:=ROUND([.B39]*([.$D$1]-[.$B$1])/2+(([.$D$1]+[.$B$1])/2))"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 SIN(RADIANS([.A40]))" office:value-type="float" office:value="0.961261695938319" calcext:value-type="float">
            <text:p>0.9612616959</text:p>
          </table:table-cell>
          <table:table-cell table:formula="of:=ROUND([.B40]*([.$D$1]-[.$B$1])/2+(([.$D$1]+[.$B$1])/2))"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 SIN(RADIANS([.A41]))" office:value-type="float" office:value="0.970295726275996" calcext:value-type="float">
            <text:p>0.9702957263</text:p>
          </table:table-cell>
          <table:table-cell table:formula="of:=ROUND([.B41]*([.$D$1]-[.$B$1])/2+(([.$D$1]+[.$B$1])/2))"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 SIN(RADIANS([.A42]))" office:value-type="float" office:value="0.978147600733806" calcext:value-type="float">
            <text:p>0.9781476007</text:p>
          </table:table-cell>
          <table:table-cell table:formula="of:=ROUND([.B42]*([.$D$1]-[.$B$1])/2+(([.$D$1]+[.$B$1])/2))" office:value-type="float" office:value="2026" calcext:value-type="float">
            <text:p>202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IN(RADIANS([.A43]))" office:value-type="float" office:value="0.984807753012208" calcext:value-type="float">
            <text:p>0.984807753</text:p>
          </table:table-cell>
          <table:table-cell table:formula="of:=ROUND([.B43]*([.$D$1]-[.$B$1])/2+(([.$D$1]+[.$B$1])/2))"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 SIN(RADIANS([.A44]))" office:value-type="float" office:value="0.99026806874157" calcext:value-type="float">
            <text:p>0.9902680687</text:p>
          </table:table-cell>
          <table:table-cell table:formula="of:=ROUND([.B44]*([.$D$1]-[.$B$1])/2+(([.$D$1]+[.$B$1])/2))" office:value-type="float" office:value="2038" calcext:value-type="float">
            <text:p>203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IN(RADIANS([.A45]))" office:value-type="float" office:value="0.994521895368273" calcext:value-type="float">
            <text:p>0.9945218954</text:p>
          </table:table-cell>
          <table:table-cell table:formula="of:=ROUND([.B45]*([.$D$1]-[.$B$1])/2+(([.$D$1]+[.$B$1])/2))"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 SIN(RADIANS([.A46]))" office:value-type="float" office:value="0.997564050259824" calcext:value-type="float">
            <text:p>0.9975640503</text:p>
          </table:table-cell>
          <table:table-cell table:formula="of:=ROUND([.B46]*([.$D$1]-[.$B$1])/2+(([.$D$1]+[.$B$1])/2))" office:value-type="float" office:value="2046" calcext:value-type="float">
            <text:p>204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IN(RADIANS([.A47]))" office:value-type="float" office:value="0.999390827019096" calcext:value-type="float">
            <text:p>0.999390827</text:p>
          </table:table-cell>
          <table:table-cell table:formula="of:=ROUND([.B47]*([.$D$1]-[.$B$1])/2+(([.$D$1]+[.$B$1])/2))"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SIN(RADIANS([.A48]))" office:value-type="float" office:value="1" calcext:value-type="float">
            <text:p>1</text:p>
          </table:table-cell>
          <table:table-cell table:formula="of:=ROUND([.B48]*([.$D$1]-[.$B$1])/2+(([.$D$1]+[.$B$1])/2))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IN(RADIANS([.A49]))" office:value-type="float" office:value="0.999390827019096" calcext:value-type="float">
            <text:p>0.999390827</text:p>
          </table:table-cell>
          <table:table-cell table:formula="of:=ROUND([.B49]*([.$D$1]-[.$B$1])/2+(([.$D$1]+[.$B$1])/2))"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 SIN(RADIANS([.A50]))" office:value-type="float" office:value="0.997564050259824" calcext:value-type="float">
            <text:p>0.9975640503</text:p>
          </table:table-cell>
          <table:table-cell table:formula="of:=ROUND([.B50]*([.$D$1]-[.$B$1])/2+(([.$D$1]+[.$B$1])/2))" office:value-type="float" office:value="2046" calcext:value-type="float">
            <text:p>204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IN(RADIANS([.A51]))" office:value-type="float" office:value="0.994521895368273" calcext:value-type="float">
            <text:p>0.9945218954</text:p>
          </table:table-cell>
          <table:table-cell table:formula="of:=ROUND([.B51]*([.$D$1]-[.$B$1])/2+(([.$D$1]+[.$B$1])/2))"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 SIN(RADIANS([.A52]))" office:value-type="float" office:value="0.99026806874157" calcext:value-type="float">
            <text:p>0.9902680687</text:p>
          </table:table-cell>
          <table:table-cell table:formula="of:=ROUND([.B52]*([.$D$1]-[.$B$1])/2+(([.$D$1]+[.$B$1])/2))" office:value-type="float" office:value="2038" calcext:value-type="float">
            <text:p>203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SIN(RADIANS([.A53]))" office:value-type="float" office:value="0.984807753012208" calcext:value-type="float">
            <text:p>0.984807753</text:p>
          </table:table-cell>
          <table:table-cell table:formula="of:=ROUND([.B53]*([.$D$1]-[.$B$1])/2+(([.$D$1]+[.$B$1])/2))"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 SIN(RADIANS([.A54]))" office:value-type="float" office:value="0.978147600733806" calcext:value-type="float">
            <text:p>0.9781476007</text:p>
          </table:table-cell>
          <table:table-cell table:formula="of:=ROUND([.B54]*([.$D$1]-[.$B$1])/2+(([.$D$1]+[.$B$1])/2))" office:value-type="float" office:value="2026" calcext:value-type="float">
            <text:p>202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 SIN(RADIANS([.A55]))" office:value-type="float" office:value="0.970295726275996" calcext:value-type="float">
            <text:p>0.9702957263</text:p>
          </table:table-cell>
          <table:table-cell table:formula="of:=ROUND([.B55]*([.$D$1]-[.$B$1])/2+(([.$D$1]+[.$B$1])/2))"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 SIN(RADIANS([.A56]))" office:value-type="float" office:value="0.961261695938319" calcext:value-type="float">
            <text:p>0.9612616959</text:p>
          </table:table-cell>
          <table:table-cell table:formula="of:=ROUND([.B56]*([.$D$1]-[.$B$1])/2+(([.$D$1]+[.$B$1])/2))"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 SIN(RADIANS([.A57]))" office:value-type="float" office:value="0.951056516295154" calcext:value-type="float">
            <text:p>0.9510565163</text:p>
          </table:table-cell>
          <table:table-cell table:formula="of:=ROUND([.B57]*([.$D$1]-[.$B$1])/2+(([.$D$1]+[.$B$1])/2))"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SIN(RADIANS([.A58]))" office:value-type="float" office:value="0.939692620785908" calcext:value-type="float">
            <text:p>0.9396926208</text:p>
          </table:table-cell>
          <table:table-cell table:formula="of:=ROUND([.B58]*([.$D$1]-[.$B$1])/2+(([.$D$1]+[.$B$1])/2))"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 SIN(RADIANS([.A59]))" office:value-type="float" office:value="0.927183854566787" calcext:value-type="float">
            <text:p>0.9271838546</text:p>
          </table:table-cell>
          <table:table-cell table:formula="of:=ROUND([.B59]*([.$D$1]-[.$B$1])/2+(([.$D$1]+[.$B$1])/2))"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 SIN(RADIANS([.A60]))" office:value-type="float" office:value="0.913545457642601" calcext:value-type="float">
            <text:p>0.9135454576</text:p>
          </table:table-cell>
          <table:table-cell table:formula="of:=ROUND([.B60]*([.$D$1]-[.$B$1])/2+(([.$D$1]+[.$B$1])/2))"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 SIN(RADIANS([.A61]))" office:value-type="float" office:value="0.898794046299167" calcext:value-type="float">
            <text:p>0.8987940463</text:p>
          </table:table-cell>
          <table:table-cell table:formula="of:=ROUND([.B61]*([.$D$1]-[.$B$1])/2+(([.$D$1]+[.$B$1])/2))" office:value-type="float" office:value="1944" calcext:value-type="float">
            <text:p>194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 SIN(RADIANS([.A62]))" office:value-type="float" office:value="0.882947592858927" calcext:value-type="float">
            <text:p>0.8829475929</text:p>
          </table:table-cell>
          <table:table-cell table:formula="of:=ROUND([.B62]*([.$D$1]-[.$B$1])/2+(([.$D$1]+[.$B$1])/2))" office:value-type="float" office:value="1928" calcext:value-type="float">
            <text:p>192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SIN(RADIANS([.A63]))" office:value-type="float" office:value="0.866025403784439" calcext:value-type="float">
            <text:p>0.8660254038</text:p>
          </table:table-cell>
          <table:table-cell table:formula="of:=ROUND([.B63]*([.$D$1]-[.$B$1])/2+(([.$D$1]+[.$B$1])/2))"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 SIN(RADIANS([.A64]))" office:value-type="float" office:value="0.848048096156426" calcext:value-type="float">
            <text:p>0.8480480962</text:p>
          </table:table-cell>
          <table:table-cell table:formula="of:=ROUND([.B64]*([.$D$1]-[.$B$1])/2+(([.$D$1]+[.$B$1])/2))" office:value-type="float" office:value="1892" calcext:value-type="float">
            <text:p>189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 SIN(RADIANS([.A65]))" office:value-type="float" office:value="0.829037572555042" calcext:value-type="float">
            <text:p>0.8290375726</text:p>
          </table:table-cell>
          <table:table-cell table:formula="of:=ROUND([.B65]*([.$D$1]-[.$B$1])/2+(([.$D$1]+[.$B$1])/2))" office:value-type="float" office:value="1873" calcext:value-type="float">
            <text:p>187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 SIN(RADIANS([.A66]))" office:value-type="float" office:value="0.809016994374947" calcext:value-type="float">
            <text:p>0.8090169944</text:p>
          </table:table-cell>
          <table:table-cell table:formula="of:=ROUND([.B66]*([.$D$1]-[.$B$1])/2+(([.$D$1]+[.$B$1])/2))" office:value-type="float" office:value="1852" calcext:value-type="float">
            <text:p>185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 SIN(RADIANS([.A67]))" office:value-type="float" office:value="0.788010753606722" calcext:value-type="float">
            <text:p>0.7880107536</text:p>
          </table:table-cell>
          <table:table-cell table:formula="of:=ROUND([.B67]*([.$D$1]-[.$B$1])/2+(([.$D$1]+[.$B$1])/2))" office:value-type="float" office:value="1831" calcext:value-type="float">
            <text:p>183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SIN(RADIANS([.A68]))" office:value-type="float" office:value="0.766044443118978" calcext:value-type="float">
            <text:p>0.7660444431</text:p>
          </table:table-cell>
          <table:table-cell table:formula="of:=ROUND([.B68]*([.$D$1]-[.$B$1])/2+(([.$D$1]+[.$B$1])/2))" office:value-type="float" office:value="1808" calcext:value-type="float">
            <text:p>180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SIN(RADIANS([.A69]))" office:value-type="float" office:value="0.743144825477394" calcext:value-type="float">
            <text:p>0.7431448255</text:p>
          </table:table-cell>
          <table:table-cell table:formula="of:=ROUND([.B69]*([.$D$1]-[.$B$1])/2+(([.$D$1]+[.$B$1])/2))" office:value-type="float" office:value="1785" calcext:value-type="float">
            <text:p>178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 SIN(RADIANS([.A70]))" office:value-type="float" office:value="0.719339800338651" calcext:value-type="float">
            <text:p>0.7193398003</text:p>
          </table:table-cell>
          <table:table-cell table:formula="of:=ROUND([.B70]*([.$D$1]-[.$B$1])/2+(([.$D$1]+[.$B$1])/2))"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 SIN(RADIANS([.A71]))" office:value-type="float" office:value="0.694658370458997" calcext:value-type="float">
            <text:p>0.6946583705</text:p>
          </table:table-cell>
          <table:table-cell table:formula="of:=ROUND([.B71]*([.$D$1]-[.$B$1])/2+(([.$D$1]+[.$B$1])/2))" office:value-type="float" office:value="1735" calcext:value-type="float">
            <text:p>173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 SIN(RADIANS([.A72]))" office:value-type="float" office:value="0.669130606358858" calcext:value-type="float">
            <text:p>0.6691306064</text:p>
          </table:table-cell>
          <table:table-cell table:formula="of:=ROUND([.B72]*([.$D$1]-[.$B$1])/2+(([.$D$1]+[.$B$1])/2))" office:value-type="float" office:value="1709" calcext:value-type="float">
            <text:p>170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SIN(RADIANS([.A73]))" office:value-type="float" office:value="0.642787609686539" calcext:value-type="float">
            <text:p>0.6427876097</text:p>
          </table:table-cell>
          <table:table-cell table:formula="of:=ROUND([.B73]*([.$D$1]-[.$B$1])/2+(([.$D$1]+[.$B$1])/2))" office:value-type="float" office:value="1682" calcext:value-type="float">
            <text:p>168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 SIN(RADIANS([.A74]))" office:value-type="float" office:value="0.615661475325658" calcext:value-type="float">
            <text:p>0.6156614753</text:p>
          </table:table-cell>
          <table:table-cell table:formula="of:=ROUND([.B74]*([.$D$1]-[.$B$1])/2+(([.$D$1]+[.$B$1])/2))" office:value-type="float" office:value="1654" calcext:value-type="float">
            <text:p>165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 SIN(RADIANS([.A75]))" office:value-type="float" office:value="0.587785252292473" calcext:value-type="float">
            <text:p>0.5877852523</text:p>
          </table:table-cell>
          <table:table-cell table:formula="of:=ROUND([.B75]*([.$D$1]-[.$B$1])/2+(([.$D$1]+[.$B$1])/2))" office:value-type="float" office:value="1626" calcext:value-type="float">
            <text:p>162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 SIN(RADIANS([.A76]))" office:value-type="float" office:value="0.559192903470747" calcext:value-type="float">
            <text:p>0.5591929035</text:p>
          </table:table-cell>
          <table:table-cell table:formula="of:=ROUND([.B76]*([.$D$1]-[.$B$1])/2+(([.$D$1]+[.$B$1])/2))"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 SIN(RADIANS([.A77]))" office:value-type="float" office:value="0.529919264233205" calcext:value-type="float">
            <text:p>0.5299192642</text:p>
          </table:table-cell>
          <table:table-cell table:formula="of:=ROUND([.B77]*([.$D$1]-[.$B$1])/2+(([.$D$1]+[.$B$1])/2))"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SIN(RADIANS([.A78]))" office:value-type="float" office:value="0.5" calcext:value-type="float">
            <text:p>0.5</text:p>
          </table:table-cell>
          <table:table-cell table:formula="of:=ROUND([.B78]*([.$D$1]-[.$B$1])/2+(([.$D$1]+[.$B$1])/2))"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 SIN(RADIANS([.A79]))" office:value-type="float" office:value="0.469471562785891" calcext:value-type="float">
            <text:p>0.4694715628</text:p>
          </table:table-cell>
          <table:table-cell table:formula="of:=ROUND([.B79]*([.$D$1]-[.$B$1])/2+(([.$D$1]+[.$B$1])/2))" office:value-type="float" office:value="1505" calcext:value-type="float">
            <text:p>150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 SIN(RADIANS([.A80]))" office:value-type="float" office:value="0.438371146789077" calcext:value-type="float">
            <text:p>0.4383711468</text:p>
          </table:table-cell>
          <table:table-cell table:formula="of:=ROUND([.B80]*([.$D$1]-[.$B$1])/2+(([.$D$1]+[.$B$1])/2))" office:value-type="float" office:value="1473" calcext:value-type="float">
            <text:p>147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 SIN(RADIANS([.A81]))" office:value-type="float" office:value="0.4067366430758" calcext:value-type="float">
            <text:p>0.4067366431</text:p>
          </table:table-cell>
          <table:table-cell table:formula="of:=ROUND([.B81]*([.$D$1]-[.$B$1])/2+(([.$D$1]+[.$B$1])/2))"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 SIN(RADIANS([.A82]))" office:value-type="float" office:value="0.374606593415912" calcext:value-type="float">
            <text:p>0.3746065934</text:p>
          </table:table-cell>
          <table:table-cell table:formula="of:=ROUND([.B82]*([.$D$1]-[.$B$1])/2+(([.$D$1]+[.$B$1])/2))"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SIN(RADIANS([.A83]))" office:value-type="float" office:value="0.342020143325669" calcext:value-type="float">
            <text:p>0.3420201433</text:p>
          </table:table-cell>
          <table:table-cell table:formula="of:=ROUND([.B83]*([.$D$1]-[.$B$1])/2+(([.$D$1]+[.$B$1])/2))"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 SIN(RADIANS([.A84]))" office:value-type="float" office:value="0.309016994374947" calcext:value-type="float">
            <text:p>0.3090169944</text:p>
          </table:table-cell>
          <table:table-cell table:formula="of:=ROUND([.B84]*([.$D$1]-[.$B$1])/2+(([.$D$1]+[.$B$1])/2))"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 SIN(RADIANS([.A85]))" office:value-type="float" office:value="0.275637355816999" calcext:value-type="float">
            <text:p>0.2756373558</text:p>
          </table:table-cell>
          <table:table-cell table:formula="of:=ROUND([.B85]*([.$D$1]-[.$B$1])/2+(([.$D$1]+[.$B$1])/2))"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 SIN(RADIANS([.A86]))" office:value-type="float" office:value="0.241921895599668" calcext:value-type="float">
            <text:p>0.2419218956</text:p>
          </table:table-cell>
          <table:table-cell table:formula="of:=ROUND([.B86]*([.$D$1]-[.$B$1])/2+(([.$D$1]+[.$B$1])/2))"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 SIN(RADIANS([.A87]))" office:value-type="float" office:value="0.207911690817759" calcext:value-type="float">
            <text:p>0.2079116908</text:p>
          </table:table-cell>
          <table:table-cell table:formula="of:=ROUND([.B87]*([.$D$1]-[.$B$1])/2+(([.$D$1]+[.$B$1])/2))"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SIN(RADIANS([.A88]))" office:value-type="float" office:value="0.17364817766693" calcext:value-type="float">
            <text:p>0.1736481777</text:p>
          </table:table-cell>
          <table:table-cell table:formula="of:=ROUND([.B88]*([.$D$1]-[.$B$1])/2+(([.$D$1]+[.$B$1])/2))"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 SIN(RADIANS([.A89]))" office:value-type="float" office:value="0.139173100960065" calcext:value-type="float">
            <text:p>0.139173101</text:p>
          </table:table-cell>
          <table:table-cell table:formula="of:=ROUND([.B89]*([.$D$1]-[.$B$1])/2+(([.$D$1]+[.$B$1])/2))"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 SIN(RADIANS([.A90]))" office:value-type="float" office:value="0.104528463267654" calcext:value-type="float">
            <text:p>0.1045284633</text:p>
          </table:table-cell>
          <table:table-cell table:formula="of:=ROUND([.B90]*([.$D$1]-[.$B$1])/2+(([.$D$1]+[.$B$1])/2))" office:value-type="float" office:value="1131" calcext:value-type="float">
            <text:p>113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SIN(RADIANS([.A91]))" office:value-type="float" office:value="0.0697564737441255" calcext:value-type="float">
            <text:p>0.0697564737</text:p>
          </table:table-cell>
          <table:table-cell table:formula="of:=ROUND([.B91]*([.$D$1]-[.$B$1])/2+(([.$D$1]+[.$B$1])/2))"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 SIN(RADIANS([.A92]))" office:value-type="float" office:value="0.0348994967025011" calcext:value-type="float">
            <text:p>0.0348994967</text:p>
          </table:table-cell>
          <table:table-cell table:formula="of:=ROUND([.B92]*([.$D$1]-[.$B$1])/2+(([.$D$1]+[.$B$1])/2))"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ROUND([.B93]*([.$D$1]-[.$B$1])/2+(([.$D$1]+[.$B$1])/2))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 SIN(RADIANS([.A94]))" office:value-type="float" office:value="-0.0348994967025009" calcext:value-type="float">
            <text:p>-0.0348994967</text:p>
          </table:table-cell>
          <table:table-cell table:formula="of:=ROUND([.B94]*([.$D$1]-[.$B$1])/2+(([.$D$1]+[.$B$1])/2))" office:value-type="float" office:value="988" calcext:value-type="float">
            <text:p>98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 SIN(RADIANS([.A95]))" office:value-type="float" office:value="-0.0697564737441253" calcext:value-type="float">
            <text:p>-0.0697564737</text:p>
          </table:table-cell>
          <table:table-cell table:formula="of:=ROUND([.B95]*([.$D$1]-[.$B$1])/2+(([.$D$1]+[.$B$1])/2))"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 SIN(RADIANS([.A96]))" office:value-type="float" office:value="-0.104528463267653" calcext:value-type="float">
            <text:p>-0.1045284633</text:p>
          </table:table-cell>
          <table:table-cell table:formula="of:=ROUND([.B96]*([.$D$1]-[.$B$1])/2+(([.$D$1]+[.$B$1])/2))"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 SIN(RADIANS([.A97]))" office:value-type="float" office:value="-0.139173100960066" calcext:value-type="float">
            <text:p>-0.139173101</text:p>
          </table:table-cell>
          <table:table-cell table:formula="of:=ROUND([.B97]*([.$D$1]-[.$B$1])/2+(([.$D$1]+[.$B$1])/2))"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SIN(RADIANS([.A98]))" office:value-type="float" office:value="-0.17364817766693" calcext:value-type="float">
            <text:p>-0.1736481777</text:p>
          </table:table-cell>
          <table:table-cell table:formula="of:=ROUND([.B98]*([.$D$1]-[.$B$1])/2+(([.$D$1]+[.$B$1])/2))"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 SIN(RADIANS([.A99]))" office:value-type="float" office:value="-0.207911690817759" calcext:value-type="float">
            <text:p>-0.2079116908</text:p>
          </table:table-cell>
          <table:table-cell table:formula="of:=ROUND([.B99]*([.$D$1]-[.$B$1])/2+(([.$D$1]+[.$B$1])/2))"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 SIN(RADIANS([.A100]))" office:value-type="float" office:value="-0.241921895599667" calcext:value-type="float">
            <text:p>-0.2419218956</text:p>
          </table:table-cell>
          <table:table-cell table:formula="of:=ROUND([.B100]*([.$D$1]-[.$B$1])/2+(([.$D$1]+[.$B$1])/2))"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 SIN(RADIANS([.A101]))" office:value-type="float" office:value="-0.275637355816999" calcext:value-type="float">
            <text:p>-0.2756373558</text:p>
          </table:table-cell>
          <table:table-cell table:formula="of:=ROUND([.B101]*([.$D$1]-[.$B$1])/2+(([.$D$1]+[.$B$1])/2))"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 SIN(RADIANS([.A102]))" office:value-type="float" office:value="-0.309016994374947" calcext:value-type="float">
            <text:p>-0.3090169944</text:p>
          </table:table-cell>
          <table:table-cell table:formula="of:=ROUND([.B102]*([.$D$1]-[.$B$1])/2+(([.$D$1]+[.$B$1])/2))"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SIN(RADIANS([.A103]))" office:value-type="float" office:value="-0.342020143325669" calcext:value-type="float">
            <text:p>-0.3420201433</text:p>
          </table:table-cell>
          <table:table-cell table:formula="of:=ROUND([.B103]*([.$D$1]-[.$B$1])/2+(([.$D$1]+[.$B$1])/2))"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 SIN(RADIANS([.A104]))" office:value-type="float" office:value="-0.374606593415912" calcext:value-type="float">
            <text:p>-0.3746065934</text:p>
          </table:table-cell>
          <table:table-cell table:formula="of:=ROUND([.B104]*([.$D$1]-[.$B$1])/2+(([.$D$1]+[.$B$1])/2))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 SIN(RADIANS([.A105]))" office:value-type="float" office:value="-0.4067366430758" calcext:value-type="float">
            <text:p>-0.4067366431</text:p>
          </table:table-cell>
          <table:table-cell table:formula="of:=ROUND([.B105]*([.$D$1]-[.$B$1])/2+(([.$D$1]+[.$B$1])/2))"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 SIN(RADIANS([.A106]))" office:value-type="float" office:value="-0.438371146789077" calcext:value-type="float">
            <text:p>-0.4383711468</text:p>
          </table:table-cell>
          <table:table-cell table:formula="of:=ROUND([.B106]*([.$D$1]-[.$B$1])/2+(([.$D$1]+[.$B$1])/2))"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 SIN(RADIANS([.A107]))" office:value-type="float" office:value="-0.469471562785891" calcext:value-type="float">
            <text:p>-0.4694715628</text:p>
          </table:table-cell>
          <table:table-cell table:formula="of:=ROUND([.B107]*([.$D$1]-[.$B$1])/2+(([.$D$1]+[.$B$1])/2))"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 SIN(RADIANS([.A108]))" office:value-type="float" office:value="-0.5" calcext:value-type="float">
            <text:p>-0.5</text:p>
          </table:table-cell>
          <table:table-cell table:formula="of:=ROUND([.B108]*([.$D$1]-[.$B$1])/2+(([.$D$1]+[.$B$1])/2))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 SIN(RADIANS([.A109]))" office:value-type="float" office:value="-0.529919264233205" calcext:value-type="float">
            <text:p>-0.5299192642</text:p>
          </table:table-cell>
          <table:table-cell table:formula="of:=ROUND([.B109]*([.$D$1]-[.$B$1])/2+(([.$D$1]+[.$B$1])/2))"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 SIN(RADIANS([.A110]))" office:value-type="float" office:value="-0.559192903470747" calcext:value-type="float">
            <text:p>-0.5591929035</text:p>
          </table:table-cell>
          <table:table-cell table:formula="of:=ROUND([.B110]*([.$D$1]-[.$B$1])/2+(([.$D$1]+[.$B$1])/2))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 SIN(RADIANS([.A111]))" office:value-type="float" office:value="-0.587785252292473" calcext:value-type="float">
            <text:p>-0.5877852523</text:p>
          </table:table-cell>
          <table:table-cell table:formula="of:=ROUND([.B111]*([.$D$1]-[.$B$1])/2+(([.$D$1]+[.$B$1])/2))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 SIN(RADIANS([.A112]))" office:value-type="float" office:value="-0.615661475325658" calcext:value-type="float">
            <text:p>-0.6156614753</text:p>
          </table:table-cell>
          <table:table-cell table:formula="of:=ROUND([.B112]*([.$D$1]-[.$B$1])/2+(([.$D$1]+[.$B$1])/2))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 SIN(RADIANS([.A113]))" office:value-type="float" office:value="-0.642787609686539" calcext:value-type="float">
            <text:p>-0.6427876097</text:p>
          </table:table-cell>
          <table:table-cell table:formula="of:=ROUND([.B113]*([.$D$1]-[.$B$1])/2+(([.$D$1]+[.$B$1])/2))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 SIN(RADIANS([.A114]))" office:value-type="float" office:value="-0.669130606358858" calcext:value-type="float">
            <text:p>-0.6691306064</text:p>
          </table:table-cell>
          <table:table-cell table:formula="of:=ROUND([.B114]*([.$D$1]-[.$B$1])/2+(([.$D$1]+[.$B$1])/2))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 SIN(RADIANS([.A115]))" office:value-type="float" office:value="-0.694658370458997" calcext:value-type="float">
            <text:p>-0.6946583705</text:p>
          </table:table-cell>
          <table:table-cell table:formula="of:=ROUND([.B115]*([.$D$1]-[.$B$1])/2+(([.$D$1]+[.$B$1])/2))"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 SIN(RADIANS([.A116]))" office:value-type="float" office:value="-0.719339800338651" calcext:value-type="float">
            <text:p>-0.7193398003</text:p>
          </table:table-cell>
          <table:table-cell table:formula="of:=ROUND([.B116]*([.$D$1]-[.$B$1])/2+(([.$D$1]+[.$B$1])/2))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 SIN(RADIANS([.A117]))" office:value-type="float" office:value="-0.743144825477394" calcext:value-type="float">
            <text:p>-0.7431448255</text:p>
          </table:table-cell>
          <table:table-cell table:formula="of:=ROUND([.B117]*([.$D$1]-[.$B$1])/2+(([.$D$1]+[.$B$1])/2))"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 SIN(RADIANS([.A118]))" office:value-type="float" office:value="-0.766044443118978" calcext:value-type="float">
            <text:p>-0.7660444431</text:p>
          </table:table-cell>
          <table:table-cell table:formula="of:=ROUND([.B118]*([.$D$1]-[.$B$1])/2+(([.$D$1]+[.$B$1])/2))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 SIN(RADIANS([.A119]))" office:value-type="float" office:value="-0.788010753606722" calcext:value-type="float">
            <text:p>-0.7880107536</text:p>
          </table:table-cell>
          <table:table-cell table:formula="of:=ROUND([.B119]*([.$D$1]-[.$B$1])/2+(([.$D$1]+[.$B$1])/2))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 SIN(RADIANS([.A120]))" office:value-type="float" office:value="-0.809016994374947" calcext:value-type="float">
            <text:p>-0.8090169944</text:p>
          </table:table-cell>
          <table:table-cell table:formula="of:=ROUND([.B120]*([.$D$1]-[.$B$1])/2+(([.$D$1]+[.$B$1])/2))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 SIN(RADIANS([.A121]))" office:value-type="float" office:value="-0.829037572555042" calcext:value-type="float">
            <text:p>-0.8290375726</text:p>
          </table:table-cell>
          <table:table-cell table:formula="of:=ROUND([.B121]*([.$D$1]-[.$B$1])/2+(([.$D$1]+[.$B$1])/2))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 SIN(RADIANS([.A122]))" office:value-type="float" office:value="-0.848048096156426" calcext:value-type="float">
            <text:p>-0.8480480962</text:p>
          </table:table-cell>
          <table:table-cell table:formula="of:=ROUND([.B122]*([.$D$1]-[.$B$1])/2+(([.$D$1]+[.$B$1])/2))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 SIN(RADIANS([.A123]))" office:value-type="float" office:value="-0.866025403784438" calcext:value-type="float">
            <text:p>-0.8660254038</text:p>
          </table:table-cell>
          <table:table-cell table:formula="of:=ROUND([.B123]*([.$D$1]-[.$B$1])/2+(([.$D$1]+[.$B$1])/2))"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 SIN(RADIANS([.A124]))" office:value-type="float" office:value="-0.882947592858927" calcext:value-type="float">
            <text:p>-0.8829475929</text:p>
          </table:table-cell>
          <table:table-cell table:formula="of:=ROUND([.B124]*([.$D$1]-[.$B$1])/2+(([.$D$1]+[.$B$1])/2))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 SIN(RADIANS([.A125]))" office:value-type="float" office:value="-0.898794046299167" calcext:value-type="float">
            <text:p>-0.8987940463</text:p>
          </table:table-cell>
          <table:table-cell table:formula="of:=ROUND([.B125]*([.$D$1]-[.$B$1])/2+(([.$D$1]+[.$B$1])/2))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 SIN(RADIANS([.A126]))" office:value-type="float" office:value="-0.913545457642601" calcext:value-type="float">
            <text:p>-0.9135454576</text:p>
          </table:table-cell>
          <table:table-cell table:formula="of:=ROUND([.B126]*([.$D$1]-[.$B$1])/2+(([.$D$1]+[.$B$1])/2)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 SIN(RADIANS([.A127]))" office:value-type="float" office:value="-0.927183854566787" calcext:value-type="float">
            <text:p>-0.9271838546</text:p>
          </table:table-cell>
          <table:table-cell table:formula="of:=ROUND([.B127]*([.$D$1]-[.$B$1])/2+(([.$D$1]+[.$B$1])/2)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SIN(RADIANS([.A128]))" office:value-type="float" office:value="-0.939692620785908" calcext:value-type="float">
            <text:p>-0.9396926208</text:p>
          </table:table-cell>
          <table:table-cell table:formula="of:=ROUND([.B128]*([.$D$1]-[.$B$1])/2+(([.$D$1]+[.$B$1])/2)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 SIN(RADIANS([.A129]))" office:value-type="float" office:value="-0.951056516295153" calcext:value-type="float">
            <text:p>-0.9510565163</text:p>
          </table:table-cell>
          <table:table-cell table:formula="of:=ROUND([.B129]*([.$D$1]-[.$B$1])/2+(([.$D$1]+[.$B$1])/2)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SIN(RADIANS([.A130]))" office:value-type="float" office:value="-0.961261695938319" calcext:value-type="float">
            <text:p>-0.9612616959</text:p>
          </table:table-cell>
          <table:table-cell table:formula="of:=ROUND([.B130]*([.$D$1]-[.$B$1])/2+(([.$D$1]+[.$B$1])/2)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 SIN(RADIANS([.A131]))" office:value-type="float" office:value="-0.970295726275996" calcext:value-type="float">
            <text:p>-0.9702957263</text:p>
          </table:table-cell>
          <table:table-cell table:formula="of:=ROUND([.B131]*([.$D$1]-[.$B$1])/2+(([.$D$1]+[.$B$1])/2)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 SIN(RADIANS([.A132]))" office:value-type="float" office:value="-0.978147600733806" calcext:value-type="float">
            <text:p>-0.9781476007</text:p>
          </table:table-cell>
          <table:table-cell table:formula="of:=ROUND([.B132]*([.$D$1]-[.$B$1])/2+(([.$D$1]+[.$B$1])/2)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 SIN(RADIANS([.A133]))" office:value-type="float" office:value="-0.984807753012208" calcext:value-type="float">
            <text:p>-0.984807753</text:p>
          </table:table-cell>
          <table:table-cell table:formula="of:=ROUND([.B133]*([.$D$1]-[.$B$1])/2+(([.$D$1]+[.$B$1])/2)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 SIN(RADIANS([.A134]))" office:value-type="float" office:value="-0.99026806874157" calcext:value-type="float">
            <text:p>-0.9902680687</text:p>
          </table:table-cell>
          <table:table-cell table:formula="of:=ROUND([.B134]*([.$D$1]-[.$B$1])/2+(([.$D$1]+[.$B$1])/2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 SIN(RADIANS([.A135]))" office:value-type="float" office:value="-0.994521895368273" calcext:value-type="float">
            <text:p>-0.9945218954</text:p>
          </table:table-cell>
          <table:table-cell table:formula="of:=ROUND([.B135]*([.$D$1]-[.$B$1])/2+(([.$D$1]+[.$B$1])/2)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 SIN(RADIANS([.A136]))" office:value-type="float" office:value="-0.997564050259824" calcext:value-type="float">
            <text:p>-0.9975640503</text:p>
          </table:table-cell>
          <table:table-cell table:formula="of:=ROUND([.B136]*([.$D$1]-[.$B$1])/2+(([.$D$1]+[.$B$1])/2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 SIN(RADIANS([.A137]))" office:value-type="float" office:value="-0.999390827019096" calcext:value-type="float">
            <text:p>-0.999390827</text:p>
          </table:table-cell>
          <table:table-cell table:formula="of:=ROUND([.B137]*([.$D$1]-[.$B$1])/2+(([.$D$1]+[.$B$1])/2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SIN(RADIANS([.A138]))" office:value-type="float" office:value="-1" calcext:value-type="float">
            <text:p>-1</text:p>
          </table:table-cell>
          <table:table-cell table:formula="of:=ROUND([.B138]*([.$D$1]-[.$B$1])/2+(([.$D$1]+[.$B$1])/2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 SIN(RADIANS([.A139]))" office:value-type="float" office:value="-0.999390827019096" calcext:value-type="float">
            <text:p>-0.999390827</text:p>
          </table:table-cell>
          <table:table-cell table:formula="of:=ROUND([.B139]*([.$D$1]-[.$B$1])/2+(([.$D$1]+[.$B$1])/2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 SIN(RADIANS([.A140]))" office:value-type="float" office:value="-0.997564050259824" calcext:value-type="float">
            <text:p>-0.9975640503</text:p>
          </table:table-cell>
          <table:table-cell table:formula="of:=ROUND([.B140]*([.$D$1]-[.$B$1])/2+(([.$D$1]+[.$B$1])/2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SIN(RADIANS([.A141]))" office:value-type="float" office:value="-0.994521895368273" calcext:value-type="float">
            <text:p>-0.9945218954</text:p>
          </table:table-cell>
          <table:table-cell table:formula="of:=ROUND([.B141]*([.$D$1]-[.$B$1])/2+(([.$D$1]+[.$B$1])/2)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SIN(RADIANS([.A142]))" office:value-type="float" office:value="-0.99026806874157" calcext:value-type="float">
            <text:p>-0.9902680687</text:p>
          </table:table-cell>
          <table:table-cell table:formula="of:=ROUND([.B142]*([.$D$1]-[.$B$1])/2+(([.$D$1]+[.$B$1])/2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SIN(RADIANS([.A143]))" office:value-type="float" office:value="-0.984807753012208" calcext:value-type="float">
            <text:p>-0.984807753</text:p>
          </table:table-cell>
          <table:table-cell table:formula="of:=ROUND([.B143]*([.$D$1]-[.$B$1])/2+(([.$D$1]+[.$B$1])/2)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 SIN(RADIANS([.A144]))" office:value-type="float" office:value="-0.978147600733806" calcext:value-type="float">
            <text:p>-0.9781476007</text:p>
          </table:table-cell>
          <table:table-cell table:formula="of:=ROUND([.B144]*([.$D$1]-[.$B$1])/2+(([.$D$1]+[.$B$1])/2)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 SIN(RADIANS([.A145]))" office:value-type="float" office:value="-0.970295726275996" calcext:value-type="float">
            <text:p>-0.9702957263</text:p>
          </table:table-cell>
          <table:table-cell table:formula="of:=ROUND([.B145]*([.$D$1]-[.$B$1])/2+(([.$D$1]+[.$B$1])/2)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 SIN(RADIANS([.A146]))" office:value-type="float" office:value="-0.961261695938319" calcext:value-type="float">
            <text:p>-0.9612616959</text:p>
          </table:table-cell>
          <table:table-cell table:formula="of:=ROUND([.B146]*([.$D$1]-[.$B$1])/2+(([.$D$1]+[.$B$1])/2)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 SIN(RADIANS([.A147]))" office:value-type="float" office:value="-0.951056516295154" calcext:value-type="float">
            <text:p>-0.9510565163</text:p>
          </table:table-cell>
          <table:table-cell table:formula="of:=ROUND([.B147]*([.$D$1]-[.$B$1])/2+(([.$D$1]+[.$B$1])/2)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 SIN(RADIANS([.A148]))" office:value-type="float" office:value="-0.939692620785908" calcext:value-type="float">
            <text:p>-0.9396926208</text:p>
          </table:table-cell>
          <table:table-cell table:formula="of:=ROUND([.B148]*([.$D$1]-[.$B$1])/2+(([.$D$1]+[.$B$1])/2)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 SIN(RADIANS([.A149]))" office:value-type="float" office:value="-0.927183854566787" calcext:value-type="float">
            <text:p>-0.9271838546</text:p>
          </table:table-cell>
          <table:table-cell table:formula="of:=ROUND([.B149]*([.$D$1]-[.$B$1])/2+(([.$D$1]+[.$B$1])/2)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 SIN(RADIANS([.A150]))" office:value-type="float" office:value="-0.913545457642601" calcext:value-type="float">
            <text:p>-0.9135454576</text:p>
          </table:table-cell>
          <table:table-cell table:formula="of:=ROUND([.B150]*([.$D$1]-[.$B$1])/2+(([.$D$1]+[.$B$1])/2)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 SIN(RADIANS([.A151]))" office:value-type="float" office:value="-0.898794046299167" calcext:value-type="float">
            <text:p>-0.8987940463</text:p>
          </table:table-cell>
          <table:table-cell table:formula="of:=ROUND([.B151]*([.$D$1]-[.$B$1])/2+(([.$D$1]+[.$B$1])/2))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 SIN(RADIANS([.A152]))" office:value-type="float" office:value="-0.882947592858927" calcext:value-type="float">
            <text:p>-0.8829475929</text:p>
          </table:table-cell>
          <table:table-cell table:formula="of:=ROUND([.B152]*([.$D$1]-[.$B$1])/2+(([.$D$1]+[.$B$1])/2))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SIN(RADIANS([.A153]))" office:value-type="float" office:value="-0.866025403784439" calcext:value-type="float">
            <text:p>-0.8660254038</text:p>
          </table:table-cell>
          <table:table-cell table:formula="of:=ROUND([.B153]*([.$D$1]-[.$B$1])/2+(([.$D$1]+[.$B$1])/2))"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 SIN(RADIANS([.A154]))" office:value-type="float" office:value="-0.848048096156426" calcext:value-type="float">
            <text:p>-0.8480480962</text:p>
          </table:table-cell>
          <table:table-cell table:formula="of:=ROUND([.B154]*([.$D$1]-[.$B$1])/2+(([.$D$1]+[.$B$1])/2))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 SIN(RADIANS([.A155]))" office:value-type="float" office:value="-0.829037572555042" calcext:value-type="float">
            <text:p>-0.8290375726</text:p>
          </table:table-cell>
          <table:table-cell table:formula="of:=ROUND([.B155]*([.$D$1]-[.$B$1])/2+(([.$D$1]+[.$B$1])/2))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 SIN(RADIANS([.A156]))" office:value-type="float" office:value="-0.809016994374947" calcext:value-type="float">
            <text:p>-0.8090169944</text:p>
          </table:table-cell>
          <table:table-cell table:formula="of:=ROUND([.B156]*([.$D$1]-[.$B$1])/2+(([.$D$1]+[.$B$1])/2))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 SIN(RADIANS([.A157]))" office:value-type="float" office:value="-0.788010753606722" calcext:value-type="float">
            <text:p>-0.7880107536</text:p>
          </table:table-cell>
          <table:table-cell table:formula="of:=ROUND([.B157]*([.$D$1]-[.$B$1])/2+(([.$D$1]+[.$B$1])/2))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 SIN(RADIANS([.A158]))" office:value-type="float" office:value="-0.766044443118978" calcext:value-type="float">
            <text:p>-0.7660444431</text:p>
          </table:table-cell>
          <table:table-cell table:formula="of:=ROUND([.B158]*([.$D$1]-[.$B$1])/2+(([.$D$1]+[.$B$1])/2))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 SIN(RADIANS([.A159]))" office:value-type="float" office:value="-0.743144825477395" calcext:value-type="float">
            <text:p>-0.7431448255</text:p>
          </table:table-cell>
          <table:table-cell table:formula="of:=ROUND([.B159]*([.$D$1]-[.$B$1])/2+(([.$D$1]+[.$B$1])/2))"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 SIN(RADIANS([.A160]))" office:value-type="float" office:value="-0.719339800338651" calcext:value-type="float">
            <text:p>-0.7193398003</text:p>
          </table:table-cell>
          <table:table-cell table:formula="of:=ROUND([.B160]*([.$D$1]-[.$B$1])/2+(([.$D$1]+[.$B$1])/2))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 SIN(RADIANS([.A161]))" office:value-type="float" office:value="-0.694658370458998" calcext:value-type="float">
            <text:p>-0.6946583705</text:p>
          </table:table-cell>
          <table:table-cell table:formula="of:=ROUND([.B161]*([.$D$1]-[.$B$1])/2+(([.$D$1]+[.$B$1])/2))"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 SIN(RADIANS([.A162]))" office:value-type="float" office:value="-0.669130606358858" calcext:value-type="float">
            <text:p>-0.6691306064</text:p>
          </table:table-cell>
          <table:table-cell table:formula="of:=ROUND([.B162]*([.$D$1]-[.$B$1])/2+(([.$D$1]+[.$B$1])/2))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 SIN(RADIANS([.A163]))" office:value-type="float" office:value="-0.64278760968654" calcext:value-type="float">
            <text:p>-0.6427876097</text:p>
          </table:table-cell>
          <table:table-cell table:formula="of:=ROUND([.B163]*([.$D$1]-[.$B$1])/2+(([.$D$1]+[.$B$1])/2))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 SIN(RADIANS([.A164]))" office:value-type="float" office:value="-0.615661475325658" calcext:value-type="float">
            <text:p>-0.6156614753</text:p>
          </table:table-cell>
          <table:table-cell table:formula="of:=ROUND([.B164]*([.$D$1]-[.$B$1])/2+(([.$D$1]+[.$B$1])/2))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 SIN(RADIANS([.A165]))" office:value-type="float" office:value="-0.587785252292473" calcext:value-type="float">
            <text:p>-0.5877852523</text:p>
          </table:table-cell>
          <table:table-cell table:formula="of:=ROUND([.B165]*([.$D$1]-[.$B$1])/2+(([.$D$1]+[.$B$1])/2))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 SIN(RADIANS([.A166]))" office:value-type="float" office:value="-0.559192903470747" calcext:value-type="float">
            <text:p>-0.5591929035</text:p>
          </table:table-cell>
          <table:table-cell table:formula="of:=ROUND([.B166]*([.$D$1]-[.$B$1])/2+(([.$D$1]+[.$B$1])/2))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 SIN(RADIANS([.A167]))" office:value-type="float" office:value="-0.529919264233205" calcext:value-type="float">
            <text:p>-0.5299192642</text:p>
          </table:table-cell>
          <table:table-cell table:formula="of:=ROUND([.B167]*([.$D$1]-[.$B$1])/2+(([.$D$1]+[.$B$1])/2))"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 SIN(RADIANS([.A168]))" office:value-type="float" office:value="-0.5" calcext:value-type="float">
            <text:p>-0.5</text:p>
          </table:table-cell>
          <table:table-cell table:formula="of:=ROUND([.B168]*([.$D$1]-[.$B$1])/2+(([.$D$1]+[.$B$1])/2))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 SIN(RADIANS([.A169]))" office:value-type="float" office:value="-0.469471562785891" calcext:value-type="float">
            <text:p>-0.4694715628</text:p>
          </table:table-cell>
          <table:table-cell table:formula="of:=ROUND([.B169]*([.$D$1]-[.$B$1])/2+(([.$D$1]+[.$B$1])/2))"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 SIN(RADIANS([.A170]))" office:value-type="float" office:value="-0.438371146789078" calcext:value-type="float">
            <text:p>-0.4383711468</text:p>
          </table:table-cell>
          <table:table-cell table:formula="of:=ROUND([.B170]*([.$D$1]-[.$B$1])/2+(([.$D$1]+[.$B$1])/2))"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 SIN(RADIANS([.A171]))" office:value-type="float" office:value="-0.4067366430758" calcext:value-type="float">
            <text:p>-0.4067366431</text:p>
          </table:table-cell>
          <table:table-cell table:formula="of:=ROUND([.B171]*([.$D$1]-[.$B$1])/2+(([.$D$1]+[.$B$1])/2))"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 SIN(RADIANS([.A172]))" office:value-type="float" office:value="-0.374606593415912" calcext:value-type="float">
            <text:p>-0.3746065934</text:p>
          </table:table-cell>
          <table:table-cell table:formula="of:=ROUND([.B172]*([.$D$1]-[.$B$1])/2+(([.$D$1]+[.$B$1])/2))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 SIN(RADIANS([.A173]))" office:value-type="float" office:value="-0.342020143325669" calcext:value-type="float">
            <text:p>-0.3420201433</text:p>
          </table:table-cell>
          <table:table-cell table:formula="of:=ROUND([.B173]*([.$D$1]-[.$B$1])/2+(([.$D$1]+[.$B$1])/2))"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 SIN(RADIANS([.A174]))" office:value-type="float" office:value="-0.309016994374948" calcext:value-type="float">
            <text:p>-0.3090169944</text:p>
          </table:table-cell>
          <table:table-cell table:formula="of:=ROUND([.B174]*([.$D$1]-[.$B$1])/2+(([.$D$1]+[.$B$1])/2))"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 SIN(RADIANS([.A175]))" office:value-type="float" office:value="-0.275637355816999" calcext:value-type="float">
            <text:p>-0.2756373558</text:p>
          </table:table-cell>
          <table:table-cell table:formula="of:=ROUND([.B175]*([.$D$1]-[.$B$1])/2+(([.$D$1]+[.$B$1])/2))"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 SIN(RADIANS([.A176]))" office:value-type="float" office:value="-0.241921895599668" calcext:value-type="float">
            <text:p>-0.2419218956</text:p>
          </table:table-cell>
          <table:table-cell table:formula="of:=ROUND([.B176]*([.$D$1]-[.$B$1])/2+(([.$D$1]+[.$B$1])/2))"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 SIN(RADIANS([.A177]))" office:value-type="float" office:value="-0.20791169081776" calcext:value-type="float">
            <text:p>-0.2079116908</text:p>
          </table:table-cell>
          <table:table-cell table:formula="of:=ROUND([.B177]*([.$D$1]-[.$B$1])/2+(([.$D$1]+[.$B$1])/2))"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 SIN(RADIANS([.A178]))" office:value-type="float" office:value="-0.17364817766693" calcext:value-type="float">
            <text:p>-0.1736481777</text:p>
          </table:table-cell>
          <table:table-cell table:formula="of:=ROUND([.B178]*([.$D$1]-[.$B$1])/2+(([.$D$1]+[.$B$1])/2))"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 SIN(RADIANS([.A179]))" office:value-type="float" office:value="-0.139173100960066" calcext:value-type="float">
            <text:p>-0.139173101</text:p>
          </table:table-cell>
          <table:table-cell table:formula="of:=ROUND([.B179]*([.$D$1]-[.$B$1])/2+(([.$D$1]+[.$B$1])/2))"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 SIN(RADIANS([.A180]))" office:value-type="float" office:value="-0.104528463267653" calcext:value-type="float">
            <text:p>-0.1045284633</text:p>
          </table:table-cell>
          <table:table-cell table:formula="of:=ROUND([.B180]*([.$D$1]-[.$B$1])/2+(([.$D$1]+[.$B$1])/2))"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 SIN(RADIANS([.A181]))" office:value-type="float" office:value="-0.0697564737441256" calcext:value-type="float">
            <text:p>-0.0697564737</text:p>
          </table:table-cell>
          <table:table-cell table:formula="of:=ROUND([.B181]*([.$D$1]-[.$B$1])/2+(([.$D$1]+[.$B$1])/2))"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 SIN(RADIANS([.A182]))" office:value-type="float" office:value="-0.0348994967025008" calcext:value-type="float">
            <text:p>-0.0348994967</text:p>
          </table:table-cell>
          <table:table-cell table:formula="of:=ROUND([.B182]*([.$D$1]-[.$B$1])/2+(([.$D$1]+[.$B$1])/2))" office:value-type="float" office:value="988" calcext:value-type="float">
            <text:p>9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7:28:08.307671747</meta:creation-date>
    <dc:date>2017-11-05T18:22:57.427365122</dc:date>
    <meta:editing-duration>PT22M58S</meta:editing-duration>
    <meta:editing-cycles>1</meta:editing-cycles>
    <meta:document-statistic meta:table-count="1" meta:cell-count="544" meta:object-count="0"/>
    <meta:generator>LibreOffice/4.2.8.2$Linux_X86_64 LibreOffice_project/420m0$Build-2</meta:generator>
  </office:meta>
</office:document-meta>
</file>